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user">
            <text:p>user</text:p>
          </table:table-cell>
          <table:table-cell office:value-type="string" office:string-value="day">
            <text:p>day</text:p>
          </table:table-cell>
          <table:table-cell office:value-type="string" office:string-value="cell_type">
            <text:p>cell_type</text:p>
          </table:table-cell>
          <table:table-cell office:value-type="string" office:string-value="percent_engraftment">
            <text:p>percent_engraftment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5">
            <text:p>0.05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<text:sheet-name>???</text:sheet-name>
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5</meta:editing-cycles>
    <dc:date>2019-03-15T13:50:16</dc:date>
    <meta:creation-date>2019-03-15T11:52:09</meta:creation-date>
    <dc:creator>Samir Akre</dc:creator>
  </office:meta>
</office:document-meta>
</file>